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list-style-name="WWNum6">
      <style:paragraph-properties fo:margin-left="0.5in" fo:margin-right="0in" fo:text-indent="-0.25in" style:auto-text-indent="false"/>
    </style:style>
    <style:style style:name="P5" style:family="paragraph" style:parent-style-name="Standard" style:list-style-name="WWNum9">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10">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11">
      <style:paragraph-properties fo:margin-left="0.5in" fo:margin-right="0in" fo:text-indent="-0.25in" style:auto-text-indent="false"/>
    </style:style>
    <style:style style:name="P13" style:family="paragraph" style:parent-style-name="Standard" style:list-style-name="WWNum4">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master-page-name="Standard">
      <style:paragraph-properties fo:orphans="0" fo:widows="0" style:page-number="1"/>
    </style:style>
    <style:style style:name="P16"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color="#ff0000" style:text-underline-style="solid" style:text-underline-width="auto" style:text-underline-color="font-color"/>
    </style:style>
    <style:style style:name="T8" style:family="text">
      <style:text-properties fo:font-weight="bold" style:font-weight-asian="bold"/>
    </style:style>
    <style:style style:name="T9" style:family="text">
      <style:text-properties fo:color="#ff00ff" fo:font-weight="bold" style:font-weight-asian="bold"/>
    </style:style>
    <style:style style:name="T10" style:family="text">
      <style:text-properties fo:color="#ff00ff"/>
    </style:style>
    <style:style style:name="T11" style:family="text">
      <style:text-properties fo:color="#ff00ff" style:text-underline-style="none"/>
    </style:style>
    <style:style style:name="T12" style:family="text">
      <style:text-properties fo:color="#4a86e8" fo:font-weight="bold" style:font-weight-asian="bold"/>
    </style:style>
    <style:style style:name="T13" style:family="text">
      <style:text-properties fo:color="#4a86e8"/>
    </style:style>
    <style:style style:name="T14" style:family="text">
      <style:text-properties fo:color="#4a86e8" style:text-underline-style="none"/>
    </style:style>
    <style:style style:name="T15" style:family="text">
      <style:text-properties fo:color="#1155cc"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fo:font-size="18pt" fo:font-weight="bold" style:font-size-asian="18pt" style:font-weight-asian="bold" style:font-size-complex="18pt"/>
    </style:style>
    <style:style style:name="T18"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9" style:family="text">
      <style:text-properties fo:font-size="18pt" style:text-underline-style="solid" style:text-underline-width="auto" style:text-underline-color="font-color" fo:font-weight="bold" style:font-size-asian="18pt" style:font-weight-asian="bold" style:font-size-complex="18pt"/>
    </style:style>
    <style:style style:name="T20" style:family="text">
      <style:text-properties fo:font-style="italic" style:font-style-asian="italic"/>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LWDW <text:s/>- </text:span><text:span text:style-name="T2">????????? <text:s text:c="2"/></text:span></text:p>
      <text:p text:style-name="P1"><text:span text:style-name="T8">Colour key - </text:span><text:span text:style-name="T9">Venn</text:span><text:span text:style-name="T8"> </text:span><text:span text:style-name="T12">Pedro </text:span><text:span text:style-name="T3">Jill</text:span></text:p>
      <text:p text:style-name="P2"/>
      <text:p text:style-name="P1"><text:span text:style-name="T8">The Jill</text:span></text:p>
      <text:p text:style-name="P1"><text:a xlink:type="simple" xlink:href="https://meet.jit.si/jordan9000#config.disableAP=true&amp;config.disableAEC=true&amp;config.disableAGC=true" text:style-name="ListLabel_20_100" text:visited-style-name="ListLabel_20_100"><text:span text:style-name="T15">https://meet.jit.si/jordan9000#config.disableAP=true&amp;config.disableAEC=true&amp;config.disableAGC=true</text:span></text:a></text:p>
      <text:p text:style-name="P3"/>
      <text:p text:style-name="P1"><text:span text:style-name="T8">The Pedro </text:span></text:p>
      <text:p text:style-name="P1"><text:a xlink:type="simple" xlink:href="https://meet.jit.si/pedro9000#config.disableAP=true&amp;config.disableAEC=true&amp;config.disableAGC=true" text:style-name="ListLabel_20_100" text:visited-style-name="ListLabel_20_100"><text:span text:style-name="T15">https://meet.jit.si/pedro9000#config.disableAP=true&amp;config.disableAEC=true&amp;config.disableAGC=true</text:span></text:a></text:p>
      <text:p text:style-name="P2"/>
      <text:p text:style-name="P1"><text:a xlink:type="simple" xlink:href="https://github.com/joeycastillo/The-Open-Book" text:style-name="ListLabel_20_100" text:visited-style-name="ListLabel_20_100"><text:span text:style-name="T15">https://github.com/joeycastillo/The-Open-Book</text:span></text:a></text:p>
      <text:p text:style-name="P2"/>
      <text:p text:style-name="P2"/>
      <text:p text:style-name="P1"><draw:rect text:anchor-type="as-char" style:rel-width="100%" draw:z-index="0" draw:style-name="gr1" draw:text-style-name="P16"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16" svg:width="0.0012in" svg:height="0.0213in"><text:p/></draw:rect></text:p>
      <text:p text:style-name="P1"><text:span text:style-name="T4">Patreons:</text:span><text:span text:style-name="T17"> Post story suggestions </text:span><text:span text:style-name="T18">HAR</text:span><text:span text:style-name="T19">!</text:span></text:p>
      <text:p text:style-name="P1"/>
      <text:p text:style-name="P1"><text:soft-page-break/><text:span text:style-name="T8">1.</text:span></text:p>
      <text:p text:style-name="P1"><text:span text:style-name="T8">2.</text:span></text:p>
      <text:p text:style-name="P1"><text:span text:style-name="T8">3.</text:span></text:p>
      <text:p text:style-name="P1"><text:span text:style-name="T8">4.</text:span></text:p>
      <text:p text:style-name="P1"><text:span text:style-name="T8">5.</text:span></text:p>
      <text:p text:style-name="P1"><draw:rect text:anchor-type="as-char" style:rel-width="100%" draw:z-index="2" draw:style-name="gr1" draw:text-style-name="P16" svg:width="0.0012in" svg:height="0.0213in"><text:p/></draw:rect></text:p>
      <text:p text:style-name="P1"><text:span text:style-name="T8">What we’re up to :</text:span></text:p>
      <text:p text:style-name="P1"><text:span text:style-name="T8">V - Advance networking equipment, incoming. The dread is palpable. </text:span></text:p>
      <text:p text:style-name="P1"><text:span text:style-name="T8">J - I have something cool in the world of Linux happening next week . . . </text:span></text:p>
      <text:p text:style-name="P1"><text:span text:style-name="T8">P - There’s a preamp/compressor headed my way.</text:span></text:p>
      <text:p text:style-name="Standard"><draw:rect text:anchor-type="as-char" style:rel-width="100%" draw:z-index="3" draw:style-name="gr1" draw:text-style-name="P16" svg:width="0.0012in" svg:height="0.0213in"><text:p/></draw:rect></text:p>
      <text:p text:style-name="Standard">News</text:p>
      <text:p text:style-name="Standard"/>
      <text:p text:style-name="Standard"><text:span text:style-name="T10">New XPS</text:span></text:p>
      <text:p text:style-name="Standard"><text:a xlink:type="simple" xlink:href="https://bartongeorge.io/2019/10/31/xps-13-developer-edition-portfolio-up-8x-in-the-states-6-core-and-more/" text:style-name="ListLabel_20_101" text:visited-style-name="ListLabel_20_101"><text:span text:style-name="T16">https://bartongeorge.io/2019/10/31/xps-13-developer-edition-portfolio-up-8x-in-the-states-6-core-and-more/</text:span></text:a></text:p>
      <text:list xml:id="list3064948561" text:style-name="WWNum6">
        <text:list-item>
          <text:p text:style-name="P4"><text:span text:style-name="T10">Most, but not all, of these models are also available to Canadian and EU customers. <text:s/></text:span></text:p>
        </text:list-item>
        <text:list-item>
          <text:p text:style-name="P4"><text:span text:style-name="T10">No longer equipped with nose cam. </text:span></text:p>
        </text:list-item>
        <text:list-item>
          <text:p text:style-name="P4"><text:span text:style-name="T10">Shipping with Ubuntu 18.04 LTS preloaded. </text:span></text:p>
        </text:list-item>
        <text:list-item>
          <text:p text:style-name="P4"><text:span text:style-name="T10">16GB of memoryram is on the low side.</text:span></text:p>
        </text:list-item>
        <text:list-item>
          <text:p text:style-name="P4"><text:span text:style-name="T10">That’s only like what, three Electrons apps?</text:span></text:p>
        </text:list-item>
        <text:list-item>
          <text:p text:style-name="P4"><text:span text:style-name="T5">It’s amazing to think that Project Sputnik is almost 7 years old!</text:span></text:p>
        </text:list-item>
        <text:list-item>
          <text:p text:style-name="P4"><text:soft-page-break/><text:span text:style-name="T5">The original XPS 13 system came with Ubuntu 12.04 LTS.</text:span></text:p>
        </text:list-item>
        <text:list-item>
          <text:p text:style-name="P4"><text:span text:style-name="T13">Why can’t you pick 16GB of RAM with the i5 model?</text:span></text:p>
        </text:list-item>
        <text:list-item>
          <text:p text:style-name="P4"><text:span text:style-name="T13">Seems like a pretty arbitrary limitation, unless it was deliberate and designed to take people to the i7 - read more expensive - variant.</text:span></text:p>
        </text:list-item>
        <text:list-item>
          <text:p text:style-name="P4"><text:span text:style-name="T13">It’s great that there are more options, but it’s still glaringly obvious Dell are railroading people to spend as much money as possible.</text:span></text:p>
        </text:list-item>
      </text:list>
      <text:p text:style-name="Standard"/>
      <text:p text:style-name="Standard"><text:span text:style-name="T12">KDE consistency </text:span></text:p>
      <text:p text:style-name="Standard"><text:a xlink:type="simple" xlink:href="https://dot.kde.org/2019/10/31/consistency-update" text:style-name="ListLabel_20_101" text:visited-style-name="ListLabel_20_101"><text:span text:style-name="T16">https://dot.kde.org/2019/10/31/consistency-update</text:span></text:a></text:p>
      <text:list xml:id="list3053710974" text:style-name="WWNum9">
        <text:list-item>
          <text:p text:style-name="P5"><text:span text:style-name="T13">Part of KDE’s new focus is consistency, like we mentioned a couple of months ago.</text:span></text:p>
        </text:list-item>
        <text:list-item>
          <text:p text:style-name="P5"><text:span text:style-name="T13">With this one they’re focusing on the highlight bar, and the sidebars.</text:span></text:p>
        </text:list-item>
        <text:list-item>
          <text:p text:style-name="P5"><text:span text:style-name="T13">For the highlight they’ve already decided on what to do</text:span></text:p>
        </text:list-item>
        <text:list-item>
          <text:p text:style-name="P5"><text:span text:style-name="T13">For the side navigation bars they’re still taking suggestions.</text:span></text:p>
        </text:list-item>
      </text:list>
      <text:p text:style-name="Standard"/>
      <text:p text:style-name="Standard"><text:span text:style-name="T3">Ubuntu media sharing bug</text:span></text:p>
      <text:p text:style-name="Standard"><text:a xlink:type="simple" xlink:href="https://www.omgubuntu.co.uk/2019/11/rygel-autostart-media-sharing-bug-ubuntu" text:style-name="ListLabel_20_101" text:visited-style-name="ListLabel_20_101"><text:span text:style-name="T16">https://www.omgubuntu.co.uk/2019/11/rygel-autostart-media-sharing-bug-ubuntu</text:span></text:a></text:p>
      <text:list xml:id="list2430890158" text:style-name="WWNum7">
        <text:list-item>
          <text:p text:style-name="P6"><text:span text:style-name="T10">Welcome to the world of JustWorks ™ </text:span></text:p>
        </text:list-item>
        <text:list-item>
          <text:p text:style-name="P6"><text:span text:style-name="T10">For those of you on university campus, get snoopin! </text:span></text:p>
        </text:list-item>
        <text:list-item>
          <text:p text:style-name="P6"><text:span text:style-name="T10">The solution for now is to nuke it from orbit. </text:span></text:p>
        </text:list-item>
        <text:list-item>
          <text:p text:style-name="P6"><text:span text:style-name="T5">The Ubuntu 19.10 DNLA media server we talked about last week wasn't completely baked yet and has a major bug.</text:span></text:p>
        </text:list-item>
        <text:list-item>
          <text:p text:style-name="P6"><text:span text:style-name="T5">It could be automatically sharing the contents of your Pictures, Video and Music folders with other users on the same network, even if media sharing is turned off.</text:span></text:p>
        </text:list-item>
        <text:list-item>
          <text:p text:style-name="P6"><text:span text:style-name="T5">The Rygel media server, which is supposed to be disabled by default, autostarts on log in.</text:span></text:p>
        </text:list-item>
        <text:list-item>
          <text:p text:style-name="P6"><text:span text:style-name="T5">I just ran sudo apt-get remove rygel on my Ubuntu 19.10 test machine just to make sure the folders aren't visible by default.</text:span></text:p>
        </text:list-item>
        <text:list-item>
          <text:p text:style-name="P6"><text:soft-page-break/><text:span text:style-name="T5">Especially since I have been using other window managers with Ubuntu 19.10 other than GNOME shell.</text:span></text:p>
        </text:list-item>
        <text:list-item>
          <text:p text:style-name="P6"><text:span text:style-name="T5">Not that Steve_Husband would even notice ;-), and is the only other person in the house on the same network.</text:span></text:p>
        </text:list-item>
        <text:list-item>
          <text:p text:style-name="P6"><text:span text:style-name="T13">That’s a bit of a screw up, hopefully most people don’t use the interim releases.</text:span></text:p>
        </text:list-item>
      </text:list>
      <text:p text:style-name="Standard"/>
      <text:p text:style-name="Standard"><text:span text:style-name="T12">Tootin’ one’s own horn</text:span></text:p>
      <text:p text:style-name="Standard"><text:a xlink:type="simple" xlink:href="https://ubuntu.com/engage/developer-desktop" text:style-name="ListLabel_20_101" text:visited-style-name="ListLabel_20_101"><text:span text:style-name="T16">https://ubuntu.com/engage/developer-desktop</text:span></text:a></text:p>
      <text:list xml:id="list1114069024" text:style-name="WWNum10">
        <text:list-item>
          <text:p text:style-name="P7"><text:span text:style-name="T5">Ever since Canonical CEO Mark Shuttleworth announced last May that there has been an increase in support contracts for Ubuntu desktop for AI development and engineering I have seen an increase in their desktop marketing.</text:span></text:p>
        </text:list-item>
        <text:list-item>
          <text:p text:style-name="P7"><text:span text:style-name="T5">This is wonderful for the growth of the Linux desktop and shows that Canonical is putting much more money and emphasis on the desktop.</text:span></text:p>
        </text:list-item>
        <text:list-item>
          <text:p text:style-name="P7"><text:span text:style-name="T5">We have talked about this before on LWDW that one of the key factors needed for the growth of the Linux desktop is to put money into its marketing, like that of Google with ChromeOS.</text:span></text:p>
        </text:list-item>
        <text:list-item>
          <text:p text:style-name="P7"><text:span text:style-name="T5">Having a whitepaper titled “Six reasons why developers choose Ubuntu Desktop” proves this.</text:span></text:p>
        </text:list-item>
        <text:list-item>
          <text:p text:style-name="P7"><text:span text:style-name="T13">He actually listed the snaps as a reason why Ubuntu is so popular… </text:span></text:p>
        </text:list-item>
        <text:list-item>
          <text:p text:style-name="P7"><text:span text:style-name="T13">Snaps are not popular. </text:span></text:p>
        </text:list-item>
        <text:list-item>
          <text:p text:style-name="P7"><text:span text:style-name="T13">The only ones pushing for snaps are Ubuntu/Canonical employees.</text:span></text:p>
        </text:list-item>
        <text:list-item>
          <text:p text:style-name="P7"><text:span text:style-name="T13">AppImages would be a lot more popular if developers cared to provide them with their software.</text:span></text:p>
        </text:list-item>
      </text:list>
      <text:p text:style-name="Standard"/>
      <text:p text:style-name="Standard"><text:span text:style-name="T10">Navi Lite drivers spotted</text:span></text:p>
      <text:p text:style-name="Standard"><text:a xlink:type="simple" xlink:href="https://wccftech.com/amd-preparing-2nd-generation-navi-gpus-based-on-7nm-navi-22-and-navi-23-spotted-in-linux-driver-update/" text:style-name="ListLabel_20_101" text:visited-style-name="ListLabel_20_101"><text:span text:style-name="T16">https://wccftech.com/amd-preparing-2nd-generation-navi-gpus-based-on-7nm-navi-22-and-navi-23-spotted-in-linux-driver-update/</text:span></text:a></text:p>
      <text:list xml:id="list3382008157" text:style-name="WWNum8">
        <text:list-item>
          <text:p text:style-name="P8"><text:span text:style-name="T10">Lite or not these are the rumoured high-end AMD cards. </text:span></text:p>
        </text:list-item>
        <text:list-item>
          <text:p text:style-name="P8"><text:span text:style-name="T10">They might ever trace a ray, or two.</text:span></text:p>
        </text:list-item>
        <text:list-item>
          <text:p text:style-name="P8"><text:span text:style-name="T5">I think AMD will launch them at Computex 2020 in May, like they did the previous Navi RX 5700s last year.</text:span></text:p>
        </text:list-item>
        <text:list-item>
          <text:p text:style-name="P8"><text:span text:style-name="T5">But this time, I bet there will be Linux driver support sooner.</text:span></text:p>
        </text:list-item>
        <text:list-item>
          <text:p text:style-name="P8"><text:soft-page-break/><text:span text:style-name="T13">Welp, if the rumors are anything to go by, AMD will be releasing a higher end range and a low end end range to make the 5700 series the mid range.</text:span></text:p>
        </text:list-item>
        <text:list-item>
          <text:p text:style-name="P8"><text:span text:style-name="T13">I am curious to see if they have something that outperforms the 1650 with no extra PCIe power connectors needed.</text:span></text:p>
        </text:list-item>
      </text:list>
      <text:p text:style-name="Standard"/>
      <text:p text:style-name="Standard"><text:span text:style-name="T12">Web Snapper</text:span></text:p>
      <text:p text:style-name="Standard"><text:a xlink:type="simple" xlink:href="https://github.com/phil294/websnapper" text:style-name="ListLabel_20_101" text:visited-style-name="ListLabel_20_101"><text:span text:style-name="T16">https://github.com/phil294/websnapper</text:span></text:a></text:p>
      <text:list xml:id="list3976602481" text:style-name="WWNum5">
        <text:list-item>
          <text:p text:style-name="P9"><text:span text:style-name="T10">When you’re living that low-bandwidth lifestyle.</text:span></text:p>
        </text:list-item>
        <text:list-item>
          <text:p text:style-name="P9"><text:span text:style-name="T5">Nice, console based ELinks or lynx for modern browsers.</text:span></text:p>
        </text:list-item>
        <text:list-item>
          <text:p text:style-name="P9"><text:span text:style-name="T13">I do like that they specifically point out which line to change if you want to enable JS.</text:span></text:p>
        </text:list-item>
      </text:list>
      <text:p text:style-name="Standard"/>
      <text:p text:style-name="Standard"><text:span text:style-name="T10">Collapse OS</text:span></text:p>
      <text:p text:style-name="Standard"><text:span text:style-name="T16"><office:annotation office:name="__Annotation__110_2034296133"><dc:creator>Michael Fox</dc:creator><dc:date>2019-11-06T01:44:46</dc:date><text:p><text:span text:style-name="T21">reminds me of the opensource village contruction kit from a few years ago....that you had to download the bluprints for</text:span></text:p></office:annotation></text:span><text:a xlink:type="simple" xlink:href="https://itsfoss.com/collapse-os/" text:style-name="ListLabel_20_101" text:visited-style-name="ListLabel_20_101"><text:span text:style-name="T16">https://itsfoss.com/collapse-os/</text:span></text:a><office:annotation-end office:name="__Annotation__110_2034296133"/></text:p>
      <text:list xml:id="list4013067859" text:style-name="WWNum1">
        <text:list-item>
          <text:p text:style-name="P10"><text:span text:style-name="T10">I like it but…</text:span></text:p>
        </text:list-item>
        <text:list-item>
          <text:p text:style-name="P10"><text:span text:style-name="T10">As I once argued with a law professor who made everyone use the law library for research vs doing it online because </text:span><text:span text:style-name="T20">“you need to know what to do if the internet goes down” <text:s/></text:span></text:p>
        </text:list-item>
        <text:list-item>
          <text:p text:style-name="P10"><text:span text:style-name="T10">Law and technology have no place when things go full-metal MAD MAX.</text:span></text:p>
        </text:list-item>
        <text:list-item>
          <text:p text:style-name="P10"><text:span text:style-name="T5">As much as I have nerd rage for the Z80 chip, I think i386 or newer might be the better option, because they are more plentiful.</text:span></text:p>
        </text:list-item>
        <text:list-item>
          <text:p text:style-name="P10"><text:span text:style-name="T5">When the Zombie apocalypse comes, I will be well prepared, because I have every computer, part and chipsets represented in my computer collection, including a “Trashy 80” ;-D</text:span><text:span text:style-name="T7"> </text:span></text:p>
        </text:list-item>
        <text:list-item>
          <text:p text:style-name="P10"><text:span text:style-name="T13">The thing about collapseOS is that it requires a very specific kind of disruption.</text:span></text:p>
        </text:list-item>
        <text:list-item>
          <text:p text:style-name="P10"><text:span text:style-name="T13">One which we may very well be headed into.</text:span></text:p>
        </text:list-item>
        <text:list-item>
          <text:p text:style-name="P10"><text:span text:style-name="T13">But still highly unlikely to happen in a way that would keep the Z80s as the best viable option.</text:span></text:p>
        </text:list-item>
        <text:list-item>
          <text:p text:style-name="P10"><text:span text:style-name="T10">Android would be s good OS for the end times. </text:span></text:p>
        </text:list-item>
      </text:list>
      <text:p text:style-name="Standard"/>
      <text:p text:style-name="Standard"><text:soft-page-break/><text:span text:style-name="T3">UN goes open-source</text:span></text:p>
      <text:p text:style-name="Standard"><text:span text:style-name="T16"><office:annotation office:name="__Annotation__127_2034296133"><dc:creator>Michael Fox</dc:creator><dc:date>2019-11-06T01:32:34</dc:date><text:p><text:span text:style-name="T21">very cool, but nothing has been written or set in stone, it was just a meeting , i will wait until i hear thei come up on the floor or through an official announcment like canada</text:span></text:p></office:annotation></text:span><text:a xlink:type="simple" xlink:href="https://opensource.com/article/19/11/united-nations-goes-open-source?sc_cid=70160000001273HAAQ" text:style-name="ListLabel_20_101" text:visited-style-name="ListLabel_20_101"><text:span text:style-name="T16">https://opensource.com/article/19/11/united-nations-goes-open-source?sc_cid=70160000001273HAAQ</text:span></text:a><office:annotation-end office:name="__Annotation__127_2034296133"/></text:p>
      <text:list xml:id="list3780334860" text:style-name="WWNum2">
        <text:list-item>
          <text:p text:style-name="P11"><text:span text:style-name="T5">Wow, the United Nations is going open source!!! <text:s/>This is so wonderful!</text:span></text:p>
        </text:list-item>
        <text:list-item>
          <text:p text:style-name="P11"><text:span text:style-name="T5">Three months ago the United Nations created a new advisory board to help them develop their open source strategy and policy.</text:span></text:p>
        </text:list-item>
        <text:list-item>
          <text:p text:style-name="P11"><text:span text:style-name="T5">Open source software aligns with the UNs core values to make technology, software, and intellectual property available to everyone, including developing countries.</text:span></text:p>
        </text:list-item>
        <text:list-item>
          <text:p text:style-name="P11"><text:span text:style-name="T5">The United Nations Technology Innovation Labs has been formed.</text:span></text:p>
        </text:list-item>
        <text:list-item>
          <text:p text:style-name="P11"><text:span text:style-name="T5">These 6 key reasons are why the UN wants to utilize open source software: <text:s/>the ability to Share, Contribute, Empower, Sustain, Secure and Decentralize.</text:span></text:p>
        </text:list-item>
        <text:list-item>
          <text:p text:style-name="P11"><text:span text:style-name="T13">I hope this is more than doing the bare minimum of putting a little group together to tick a box.</text:span></text:p>
        </text:list-item>
      </text:list>
      <text:p text:style-name="Standard"/>
      <text:p text:style-name="Standard"><office:annotation office:name="__Annotation__138_2034296133"><dc:creator>Mike G</dc:creator><dc:date>2019-11-05T17:11:03</dc:date><text:p><text:span text:style-name="T21">Any bets on how many Edge installs among Linux users? My guess is less than 5%.</text:span></text:p></office:annotation><text:span text:style-name="T3">Edge confirmed</text:span> <office:annotation-end office:name="__Annotation__138_2034296133"/></text:p>
      <text:p text:style-name="Standard"><text:a xlink:type="simple" xlink:href="https://www.neowin.net/news/microsofts-edge-browser-is-officially-coming-to-linux-soon/" text:style-name="ListLabel_20_101" text:visited-style-name="ListLabel_20_101"><text:span text:style-name="T16">https://www.neowin.net/news/microsofts-edge-browser-is-officially-coming-to-linux-soon/</text:span></text:a></text:p>
      <text:p text:style-name="Standard"><text:a xlink:type="simple" xlink:href="https://twitter.com/zacbowden/status/1191451820746522629?ref_src=twsrc%5Etfw" text:style-name="ListLabel_20_101" text:visited-style-name="ListLabel_20_101"><text:span text:style-name="T16">https://twitter.com/zacbowden/status/1191451820746522629?ref_src=twsrc%5Etfw</text:span></text:a></text:p>
      <text:list xml:id="list3124518147" text:style-name="WWNum11">
        <text:list-item>
          <text:p text:style-name="P12"><text:span text:style-name="T10">I was betting on the end of 2019. </text:span></text:p>
        </text:list-item>
        <text:list-item>
          <text:p text:style-name="P12"><text:span text:style-name="T10">2020 will be the year of the Edge Desktop.</text:span><text:span text:style-name="T5"> </text:span></text:p>
        </text:list-item>
        <text:list-item>
          <text:p text:style-name="P12"><text:span text:style-name="T5">Microsoft’s Chromium-based Edge browser is indeed officially coming to Linux very soon, and it was just announced at their Ignite 2019 conference in Orlando</text:span></text:p>
        </text:list-item>
        <text:list-item>
          <text:p text:style-name="P12"><text:span text:style-name="T5">Last month we talked about Edge coming to Linux and Microsoft developers asked the community to take a short “Web Development on Linux Survey” that asked everything from what distros you use for web development and testing to what you use web browsers on Linux for.</text:span></text:p>
        </text:list-item>
        <text:list-item>
          <text:p text:style-name="P12"><text:span text:style-name="T5">The results of the survey must have been enough that Microsoft felt that developers would like it for testing on Linux. </text:span></text:p>
        </text:list-item>
        <text:list-item>
          <text:p text:style-name="P12"><text:span text:style-name="T13">I don’t think anyone had any doubts that it was coming…</text:span></text:p>
        </text:list-item>
        <text:list-item>
          <text:p text:style-name="P12"><text:span text:style-name="T13">And if you did, you haven’t been watching this show.</text:span></text:p>
        </text:list-item>
        <text:list-item>
          <text:p text:style-name="P12"><text:span text:style-name="T13">I suppose it takes a while to build your own telemetry BS on top of the blink engine.</text:span></text:p>
        </text:list-item>
      </text:list>
      <text:p text:style-name="Standard"><draw:rect text:anchor-type="as-char" style:rel-width="100%" draw:z-index="4" draw:style-name="gr1" draw:text-style-name="P16" svg:width="0.0012in" svg:height="0.0213in"><text:p/></draw:rect></text:p>
      <text:p text:style-name="Standard"><text:soft-page-break/>Plugs</text:p>
      <text:p text:style-name="Standard"/>
      <text:p text:style-name="Standard">Returning:</text:p>
      <text:p text:style-name="Standard">AdmiralJT</text:p>
      <text:p text:style-name="Standard">Jonas</text:p>
      <text:p text:style-name="Standard">LinuxGNURU</text:p>
      <text:p text:style-name="Standard"><draw:rect text:anchor-type="as-char" style:rel-width="100%" draw:z-index="5" draw:style-name="gr1" draw:text-style-name="P16" svg:width="0.0012in" svg:height="0.0213in"><text:p/></draw:rect></text:p>
      <text:p text:style-name="Standard">Slice of Pi</text:p>
      <text:p text:style-name="Standard"/>
      <text:p text:style-name="Standard"><text:span text:style-name="T12">Bitcoin Linux ticker </text:span></text:p>
      <text:p text:style-name="Standard"><text:a xlink:type="simple" xlink:href="https://gechev.com/software/bitcoin-btc-price-display-ticker-on-raspberry-pi-with-php/" text:style-name="ListLabel_20_101" text:visited-style-name="ListLabel_20_101"><text:span text:style-name="T16">https://gechev.com/software/bitcoin-btc-price-display-ticker-on-raspberry-pi-with-php/</text:span></text:a></text:p>
      <text:list xml:id="list4098025417" text:style-name="WWNum4">
        <text:list-item>
          <text:p text:style-name="P13"><text:span text:style-name="T13">It’s a ticker for your life’s biggest disappointment.</text:span></text:p>
        </text:list-item>
        <text:list-item>
          <text:p text:style-name="P13"><text:span text:style-name="T10">It’s a variation on things like the bandwidth tracker and the like. </text:span></text:p>
        </text:list-item>
      </text:list>
      <text:p text:style-name="Standard"/>
      <text:p text:style-name="Standard"><text:span text:style-name="T3">Seamless, Remote Linux Firmware Updates</text:span></text:p>
      <text:p text:style-name="Standard"><text:a xlink:type="simple" xlink:href="https://www.cnx-software.com/2019/11/02/pantahub-seamless-remote-linux-firmware-ota-updates/" text:style-name="ListLabel_20_101" text:visited-style-name="ListLabel_20_101"><text:span text:style-name="T16">https://www.cnx-software.com/2019/11/02/pantahub-seamless-remote-linux-firmware-ota-updates</text:span></text:a></text:p>
      <text:list xml:id="list4114886035" text:style-name="WWNum3">
        <text:list-item>
          <text:p text:style-name="P14"><text:span text:style-name="T5">Pantahub enables seamless, remote Linux firmware updates over-the-air!</text:span></text:p>
        </text:list-item>
        <text:list-item>
          <text:p text:style-name="P14"><text:span text:style-name="T5">Now you don’t need to “sneakernet” your SD cards from your computer to your single-board computer.</text:span></text:p>
        </text:list-item>
        <text:list-item>
          <text:p text:style-name="P14"><text:span text:style-name="T5">You can remotely image your Raspbian OS on your Raspberry Pi’s SD card to say, Ubuntu 19.10, using the online Pantahub, PantaVisor, and PVR command line utilities.</text:span></text:p>
        </text:list-item>
        <text:list-item>
          <text:p text:style-name="P14"><text:span text:style-name="T5">This is amazing, and I saw Pantacor’s demo of this at OSSummit NA in San Diego in August!</text:span></text:p>
        </text:list-item>
      </text:list>
      <text:p text:style-name="Standard"><draw:rect text:anchor-type="as-char" style:rel-width="100%" draw:z-index="6" draw:style-name="gr1" draw:text-style-name="P16" svg:width="0.0012in" svg:height="0.0213in"><text:p/></draw:rect></text:p>
      <text:p text:style-name="Standard"><text:soft-page-break/>Feedback</text:p>
      <text:p text:style-name="Standard"/>
      <text:p text:style-name="Standard">Flexing</text:p>
      <text:p text:style-name="Standard"><text:a xlink:type="simple" xlink:href="https://linuxgamecast.com/bradley/?Vu4jkYQ" text:style-name="ListLabel_20_101" text:visited-style-name="ListLabel_20_101"><text:span text:style-name="T16">https://linuxgamecast.com/bradley/?Vu4jkYQ</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1" meta:word-count="1313" meta:character-count="8152" meta:non-whitespace-character-count="7003"/>
    <meta:generator>LibreOfficeDev/6.0.5.2$Linux_X86_64 LibreOffice_project/</meta:generator>
  </office:meta>
</office:document-meta>
</file>